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ff" draw:fill="solid" draw:fill-color="#3333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3333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cm" svg:stroke-color="#ff3333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vertical-align="middle"/>
    </style:style>
    <style:style style:name="gr5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2.1cm" svg:x="3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2.1cm" svg:x="8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2.1cm" svg:x="13.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cm" svg:y1="13.2cm" svg:x2="9cm" svg:y2="8.5cm">
          <text:p/>
        </draw:line>
        <draw:line draw:style-name="gr3" draw:text-style-name="P1" draw:layer="layout" svg:x1="10.4cm" svg:y1="8.5cm" svg:x2="13.6cm" svg:y2="13.2cm">
          <text:p/>
        </draw:line>
        <draw:rect draw:style-name="gr4" draw:text-style-name="P1" draw:layer="layout" svg:width="1.6cm" svg:height="6cm" svg:x="8.7cm" svg:y="11.2cm">
          <text:p/>
        </draw:rect>
        <draw:line draw:style-name="gr5" draw:text-style-name="P1" draw:layer="layout" svg:x1="5.6cm" svg:y1="13.9cm" svg:x2="8.8cm" svg:y2="14cm">
          <text:p/>
        </draw:line>
        <draw:line draw:style-name="gr5" draw:text-style-name="P1" draw:layer="layout" svg:x1="13.2cm" svg:y1="14.1cm" svg:x2="10.4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31T12:35:52.93</meta:creation-date>
    <dc:date>2015-05-31T12:48:22.90</dc:date>
    <meta:editing-duration>PT12M30S</meta:editing-duration>
    <meta:editing-cycles>2</meta:editing-cycles>
    <meta:generator>OpenOffice/4.1.1$Win32 OpenOffice.org_project/411m6$Build-9775</meta:generator>
    <meta:document-statistic meta:object-count="8"/>
  </office:meta>
</office:document-meta>
</file>